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rivenBeanDefinitionParserTests.asyncAspect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BeanDefinitionParserTests.asyncPostProcessorExceptionHandle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BeanDefinitionParserTests.af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BeanDefinitionPars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DrivenBeanDefinitionParserTests.asyncPostProcessorExecuto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